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CAT supply</text:p>
          </table:table-cell>
          <table:table-cell table:style-name="ce1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M supply</text:p>
          </table:table-cell>
          <table:table-cell table:style-name="ce1" office:value-type="float" office:value="250000000" calcext:value-type="float">
            <text:p>25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_0_cap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_0</text:p>
          </table:table-cell>
          <table:table-cell table:style-name="ce1" table:formula="of:=[.B3]*[.B2]/[.B1]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table:style-name="ce1" table:formula="of:=LN(0.9) / LN(2)" office:value-type="float" office:value="-0.15200309344505" calcext:value-type="float">
            <text:p>-0.1520030934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AT</text:p>
          </table:table-cell>
          <table:table-cell office:value-type="string" calcext:value-type="string">
            <text:p>STEEM</text:p>
          </table:table-cell>
          <table:table-cell office:value-type="string" calcext:value-type="string">
            <text:p>T_0</text:p>
          </table:table-cell>
          <table:table-cell office:value-type="string" calcext:value-type="string">
            <text:p>T(p)</text:p>
          </table:table-cell>
          <table:table-cell office:value-type="string" calcext:value-type="string">
            <text:p>Delta_T</text:p>
          </table:table-cell>
          <table:table-cell office:value-type="string" calcext:value-type="string">
            <text:p>Delta_S</text:p>
          </table:table-cell>
          <table:table-cell office:value-type="string" calcext:value-type="string">
            <text:p>S_0</text:p>
          </table:table-cell>
        </table:table-row>
        <table:table-row table:style-name="ro1">
          <table:table-cell table:formula="of:=[.B4]" office:value-type="float" office:value="2.5" calcext:value-type="float">
            <text:p>2.5</text:p>
          </table:table-cell>
          <table:table-cell table:formula="of:=0.1*[.B1]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ROUND([.B9]+[.C9]/[.A9];0)" office:value-type="float" office:value="100000" calcext:value-type="float">
            <text:p>100000</text:p>
          </table:table-cell>
          <table:table-cell table:formula="of:=[.D9]*POWER([.A9]/[.$B$4]; [.$B$5])" office:value-type="float" office:value="100000" calcext:value-type="float">
            <text:p>100000</text:p>
          </table:table-cell>
          <table:table-cell table:formula="of:=[.E9]-[.B9]" office:value-type="float" office:value="0" calcext:value-type="float">
            <text:p>0</text:p>
          </table:table-cell>
          <table:table-cell table:formula="of:=-[.A9]*[.F9]" office:value-type="float" office:value="-0" calcext:value-type="float">
            <text:p>0</text:p>
          </table:table-cell>
          <table:table-cell table:formula="of:=ROUND([.A9]*[.B9]+[.C9];0)" office:value-type="float" office:value="250000" calcext:value-type="float">
            <text:p>250000</text:p>
          </table:table-cell>
        </table:table-row>
        <table:table-row table:style-name="ro1">
          <table:table-cell table:formula="of:=ROUND([.A9]*1.1; 1)" office:value-type="float" office:value="2.8" calcext:value-type="float">
            <text:p>2.8</text:p>
          </table:table-cell>
          <table:table-cell table:formula="of:=[.B9]+[.F9]" office:value-type="float" office:value="100000" calcext:value-type="float">
            <text:p>100000</text:p>
          </table:table-cell>
          <table:table-cell table:formula="of:=[.C9]+[.G9]" office:value-type="float" office:value="0" calcext:value-type="float">
            <text:p>0</text:p>
          </table:table-cell>
          <table:table-cell table:formula="of:=ROUND([.B10]+[.C10]/[.A10];0)" office:value-type="float" office:value="100000" calcext:value-type="float">
            <text:p>100000</text:p>
          </table:table-cell>
          <table:table-cell table:formula="of:=ROUND([.D10]*POWER([.A10]/[.$B$4]; [.$B$5]); 0)" office:value-type="float" office:value="98292" calcext:value-type="float">
            <text:p>98292</text:p>
          </table:table-cell>
          <table:table-cell table:formula="of:=[.E10]-[.B10]" office:value-type="float" office:value="-1708" calcext:value-type="float">
            <text:p>-1708</text:p>
          </table:table-cell>
          <table:table-cell table:formula="of:=ROUND(-[.A10]*[.F10]; 0)" office:value-type="float" office:value="4782" calcext:value-type="float">
            <text:p>4782</text:p>
          </table:table-cell>
          <table:table-cell table:formula="of:=ROUND([.A10]*[.B10]+[.C10];0)" office:value-type="float" office:value="280000" calcext:value-type="float">
            <text:p>280000</text:p>
          </table:table-cell>
        </table:table-row>
        <table:table-row table:style-name="ro1">
          <table:table-cell table:formula="of:=ROUND([.A10]*1.1; 1)" office:value-type="float" office:value="3.1" calcext:value-type="float">
            <text:p>3.1</text:p>
          </table:table-cell>
          <table:table-cell table:formula="of:=[.B10]+[.F10]" office:value-type="float" office:value="98292" calcext:value-type="float">
            <text:p>98292</text:p>
          </table:table-cell>
          <table:table-cell table:formula="of:=[.C10]+[.G10]" office:value-type="float" office:value="4782" calcext:value-type="float">
            <text:p>4782</text:p>
          </table:table-cell>
          <table:table-cell table:formula="of:=ROUND([.B11]+[.C11]/[.A11];0)" office:value-type="float" office:value="99835" calcext:value-type="float">
            <text:p>99835</text:p>
          </table:table-cell>
          <table:table-cell table:formula="of:=ROUND([.D11]*POWER([.A11]/[.$B$4]; [.$B$5]); 0)" office:value-type="float" office:value="96623" calcext:value-type="float">
            <text:p>96623</text:p>
          </table:table-cell>
          <table:table-cell table:formula="of:=[.E11]-[.B11]" office:value-type="float" office:value="-1669" calcext:value-type="float">
            <text:p>-1669</text:p>
          </table:table-cell>
          <table:table-cell table:formula="of:=ROUND(-[.A11]*[.F11]; 0)" office:value-type="float" office:value="5174" calcext:value-type="float">
            <text:p>5174</text:p>
          </table:table-cell>
          <table:table-cell table:formula="of:=ROUND([.A11]*[.B11]+[.C11];0)" office:value-type="float" office:value="309487" calcext:value-type="float">
            <text:p>309487</text:p>
          </table:table-cell>
        </table:table-row>
        <table:table-row table:style-name="ro1">
          <table:table-cell table:formula="of:=ROUND([.A11]*1.1; 1)" office:value-type="float" office:value="3.4" calcext:value-type="float">
            <text:p>3.4</text:p>
          </table:table-cell>
          <table:table-cell table:formula="of:=[.B11]+[.F11]" office:value-type="float" office:value="96623" calcext:value-type="float">
            <text:p>96623</text:p>
          </table:table-cell>
          <table:table-cell table:formula="of:=[.C11]+[.G11]" office:value-type="float" office:value="9956" calcext:value-type="float">
            <text:p>9956</text:p>
          </table:table-cell>
          <table:table-cell table:formula="of:=ROUND([.B12]+[.C12]/[.A12];0)" office:value-type="float" office:value="99551" calcext:value-type="float">
            <text:p>99551</text:p>
          </table:table-cell>
          <table:table-cell table:formula="of:=ROUND([.D12]*POWER([.A12]/[.$B$4]; [.$B$5]); 0)" office:value-type="float" office:value="95005" calcext:value-type="float">
            <text:p>95005</text:p>
          </table:table-cell>
          <table:table-cell table:formula="of:=[.E12]-[.B12]" office:value-type="float" office:value="-1618" calcext:value-type="float">
            <text:p>-1618</text:p>
          </table:table-cell>
          <table:table-cell table:formula="of:=ROUND(-[.A12]*[.F12]; 0)" office:value-type="float" office:value="5501" calcext:value-type="float">
            <text:p>5501</text:p>
          </table:table-cell>
          <table:table-cell table:formula="of:=ROUND([.A12]*[.B12]+[.C12];0)" office:value-type="float" office:value="338474" calcext:value-type="float">
            <text:p>338474</text:p>
          </table:table-cell>
        </table:table-row>
        <table:table-row table:style-name="ro1">
          <table:table-cell table:formula="of:=ROUND([.A12]*1.1; 1)" office:value-type="float" office:value="3.7" calcext:value-type="float">
            <text:p>3.7</text:p>
          </table:table-cell>
          <table:table-cell table:formula="of:=[.B12]+[.F12]" office:value-type="float" office:value="95005" calcext:value-type="float">
            <text:p>95005</text:p>
          </table:table-cell>
          <table:table-cell table:formula="of:=[.C12]+[.G12]" office:value-type="float" office:value="15457" calcext:value-type="float">
            <text:p>15457</text:p>
          </table:table-cell>
          <table:table-cell table:formula="of:=ROUND([.B13]+[.C13]/[.A13];0)" office:value-type="float" office:value="99183" calcext:value-type="float">
            <text:p>99183</text:p>
          </table:table-cell>
          <table:table-cell table:formula="of:=ROUND([.D13]*POWER([.A13]/[.$B$4]; [.$B$5]); 0)" office:value-type="float" office:value="93445" calcext:value-type="float">
            <text:p>93445</text:p>
          </table:table-cell>
          <table:table-cell table:formula="of:=[.E13]-[.B13]" office:value-type="float" office:value="-1560" calcext:value-type="float">
            <text:p>-1560</text:p>
          </table:table-cell>
          <table:table-cell table:formula="of:=ROUND(-[.A13]*[.F13]; 0)" office:value-type="float" office:value="5772" calcext:value-type="float">
            <text:p>5772</text:p>
          </table:table-cell>
          <table:table-cell table:formula="of:=ROUND([.A13]*[.B13]+[.C13];0)" office:value-type="float" office:value="366976" calcext:value-type="float">
            <text:p>366976</text:p>
          </table:table-cell>
        </table:table-row>
        <table:table-row table:style-name="ro1">
          <table:table-cell table:formula="of:=ROUND([.A13]*1.1; 1)" office:value-type="float" office:value="4.1" calcext:value-type="float">
            <text:p>4.1</text:p>
          </table:table-cell>
          <table:table-cell table:formula="of:=[.B13]+[.F13]" office:value-type="float" office:value="93445" calcext:value-type="float">
            <text:p>93445</text:p>
          </table:table-cell>
          <table:table-cell table:formula="of:=[.C13]+[.G13]" office:value-type="float" office:value="21229" calcext:value-type="float">
            <text:p>21229</text:p>
          </table:table-cell>
          <table:table-cell table:formula="of:=ROUND([.B14]+[.C14]/[.A14];0)" office:value-type="float" office:value="98623" calcext:value-type="float">
            <text:p>98623</text:p>
          </table:table-cell>
          <table:table-cell table:formula="of:=ROUND([.D14]*POWER([.A14]/[.$B$4]; [.$B$5]); 0)" office:value-type="float" office:value="91479" calcext:value-type="float">
            <text:p>91479</text:p>
          </table:table-cell>
          <table:table-cell table:formula="of:=[.E14]-[.B14]" office:value-type="float" office:value="-1966" calcext:value-type="float">
            <text:p>-1966</text:p>
          </table:table-cell>
          <table:table-cell table:formula="of:=ROUND(-[.A14]*[.F14]; 0)" office:value-type="float" office:value="8061" calcext:value-type="float">
            <text:p>8061</text:p>
          </table:table-cell>
          <table:table-cell table:formula="of:=ROUND([.A14]*[.B14]+[.C14];0)" office:value-type="float" office:value="404354" calcext:value-type="float">
            <text:p>404354</text:p>
          </table:table-cell>
        </table:table-row>
        <table:table-row table:style-name="ro1">
          <table:table-cell table:formula="of:=ROUND([.A14]*1.1; 1)" office:value-type="float" office:value="4.5" calcext:value-type="float">
            <text:p>4.5</text:p>
          </table:table-cell>
          <table:table-cell table:formula="of:=[.B14]+[.F14]" office:value-type="float" office:value="91479" calcext:value-type="float">
            <text:p>91479</text:p>
          </table:table-cell>
          <table:table-cell table:formula="of:=[.C14]+[.G14]" office:value-type="float" office:value="29290" calcext:value-type="float">
            <text:p>29290</text:p>
          </table:table-cell>
          <table:table-cell table:formula="of:=ROUND([.B15]+[.C15]/[.A15];0)" office:value-type="float" office:value="97988" calcext:value-type="float">
            <text:p>97988</text:p>
          </table:table-cell>
          <table:table-cell table:formula="of:=ROUND([.D15]*POWER([.A15]/[.$B$4]; [.$B$5]); 0)" office:value-type="float" office:value="89613" calcext:value-type="float">
            <text:p>89613</text:p>
          </table:table-cell>
          <table:table-cell table:formula="of:=[.E15]-[.B15]" office:value-type="float" office:value="-1866" calcext:value-type="float">
            <text:p>-1866</text:p>
          </table:table-cell>
          <table:table-cell table:formula="of:=ROUND(-[.A15]*[.F15]; 0)" office:value-type="float" office:value="8397" calcext:value-type="float">
            <text:p>8397</text:p>
          </table:table-cell>
          <table:table-cell table:formula="of:=ROUND([.A15]*[.B15]+[.C15];0)" office:value-type="float" office:value="440946" calcext:value-type="float">
            <text:p>440946</text:p>
          </table:table-cell>
        </table:table-row>
        <table:table-row table:style-name="ro1">
          <table:table-cell table:formula="of:=ROUND([.A15]*1.1; 1)" office:value-type="float" office:value="5" calcext:value-type="float">
            <text:p>5</text:p>
          </table:table-cell>
          <table:table-cell table:formula="of:=[.B15]+[.F15]" office:value-type="float" office:value="89613" calcext:value-type="float">
            <text:p>89613</text:p>
          </table:table-cell>
          <table:table-cell table:formula="of:=[.C15]+[.G15]" office:value-type="float" office:value="37687" calcext:value-type="float">
            <text:p>37687</text:p>
          </table:table-cell>
          <table:table-cell table:formula="of:=ROUND([.B16]+[.C16]/[.A16];0)" office:value-type="float" office:value="97150" calcext:value-type="float">
            <text:p>97150</text:p>
          </table:table-cell>
          <table:table-cell table:formula="of:=ROUND([.D16]*POWER([.A16]/[.$B$4]; [.$B$5]); 0)" office:value-type="float" office:value="87435" calcext:value-type="float">
            <text:p>87435</text:p>
          </table:table-cell>
          <table:table-cell table:formula="of:=[.E16]-[.B16]" office:value-type="float" office:value="-2178" calcext:value-type="float">
            <text:p>-2178</text:p>
          </table:table-cell>
          <table:table-cell table:formula="of:=ROUND(-[.A16]*[.F16]; 0)" office:value-type="float" office:value="10890" calcext:value-type="float">
            <text:p>10890</text:p>
          </table:table-cell>
          <table:table-cell table:formula="of:=ROUND([.A16]*[.B16]+[.C16];0)" office:value-type="float" office:value="485752" calcext:value-type="float">
            <text:p>485752</text:p>
          </table:table-cell>
        </table:table-row>
        <table:table-row table:style-name="ro1">
          <table:table-cell table:formula="of:=ROUND([.A16]*1.1; 1)" office:value-type="float" office:value="5.5" calcext:value-type="float">
            <text:p>5.5</text:p>
          </table:table-cell>
          <table:table-cell table:formula="of:=[.B16]+[.F16]" office:value-type="float" office:value="87435" calcext:value-type="float">
            <text:p>87435</text:p>
          </table:table-cell>
          <table:table-cell table:formula="of:=[.C16]+[.G16]" office:value-type="float" office:value="48577" calcext:value-type="float">
            <text:p>48577</text:p>
          </table:table-cell>
          <table:table-cell table:formula="of:=ROUND([.B17]+[.C17]/[.A17];0)" office:value-type="float" office:value="96267" calcext:value-type="float">
            <text:p>96267</text:p>
          </table:table-cell>
          <table:table-cell table:formula="of:=ROUND([.D17]*POWER([.A17]/[.$B$4]; [.$B$5]); 0)" office:value-type="float" office:value="85394" calcext:value-type="float">
            <text:p>85394</text:p>
          </table:table-cell>
          <table:table-cell table:formula="of:=[.E17]-[.B17]" office:value-type="float" office:value="-2041" calcext:value-type="float">
            <text:p>-2041</text:p>
          </table:table-cell>
          <table:table-cell table:formula="of:=ROUND(-[.A17]*[.F17]; 0)" office:value-type="float" office:value="11226" calcext:value-type="float">
            <text:p>11226</text:p>
          </table:table-cell>
          <table:table-cell table:formula="of:=ROUND([.A17]*[.B17]+[.C17];0)" office:value-type="float" office:value="529470" calcext:value-type="float">
            <text:p>529470</text:p>
          </table:table-cell>
        </table:table-row>
        <table:table-row table:style-name="ro1">
          <table:table-cell table:formula="of:=ROUND([.A17]*1.1; 1)" office:value-type="float" office:value="6.1" calcext:value-type="float">
            <text:p>6.1</text:p>
          </table:table-cell>
          <table:table-cell table:formula="of:=[.B17]+[.F17]" office:value-type="float" office:value="85394" calcext:value-type="float">
            <text:p>85394</text:p>
          </table:table-cell>
          <table:table-cell table:formula="of:=[.C17]+[.G17]" office:value-type="float" office:value="59803" calcext:value-type="float">
            <text:p>59803</text:p>
          </table:table-cell>
          <table:table-cell table:formula="of:=ROUND([.B18]+[.C18]/[.A18];0)" office:value-type="float" office:value="95198" calcext:value-type="float">
            <text:p>95198</text:p>
          </table:table-cell>
          <table:table-cell table:formula="of:=ROUND([.D18]*POWER([.A18]/[.$B$4]; [.$B$5]); 0)" office:value-type="float" office:value="83127" calcext:value-type="float">
            <text:p>83127</text:p>
          </table:table-cell>
          <table:table-cell table:formula="of:=[.E18]-[.B18]" office:value-type="float" office:value="-2267" calcext:value-type="float">
            <text:p>-2267</text:p>
          </table:table-cell>
          <table:table-cell table:formula="of:=ROUND(-[.A18]*[.F18]; 0)" office:value-type="float" office:value="13829" calcext:value-type="float">
            <text:p>13829</text:p>
          </table:table-cell>
          <table:table-cell table:formula="of:=ROUND([.A18]*[.B18]+[.C18];0)" office:value-type="float" office:value="580706" calcext:value-type="float">
            <text:p>580706</text:p>
          </table:table-cell>
        </table:table-row>
        <table:table-row table:style-name="ro1">
          <table:table-cell table:formula="of:=ROUND([.A18]*1.1; 1)" office:value-type="float" office:value="6.7" calcext:value-type="float">
            <text:p>6.7</text:p>
          </table:table-cell>
          <table:table-cell table:formula="of:=[.B18]+[.F18]" office:value-type="float" office:value="83127" calcext:value-type="float">
            <text:p>83127</text:p>
          </table:table-cell>
          <table:table-cell table:formula="of:=[.C18]+[.G18]" office:value-type="float" office:value="73632" calcext:value-type="float">
            <text:p>73632</text:p>
          </table:table-cell>
          <table:table-cell table:formula="of:=ROUND([.B19]+[.C19]/[.A19];0)" office:value-type="float" office:value="94117" calcext:value-type="float">
            <text:p>94117</text:p>
          </table:table-cell>
          <table:table-cell table:formula="of:=ROUND([.D19]*POWER([.A19]/[.$B$4]; [.$B$5]); 0)" office:value-type="float" office:value="81020" calcext:value-type="float">
            <text:p>81020</text:p>
          </table:table-cell>
          <table:table-cell table:formula="of:=[.E19]-[.B19]" office:value-type="float" office:value="-2107" calcext:value-type="float">
            <text:p>-2107</text:p>
          </table:table-cell>
          <table:table-cell table:formula="of:=ROUND(-[.A19]*[.F19]; 0)" office:value-type="float" office:value="14117" calcext:value-type="float">
            <text:p>14117</text:p>
          </table:table-cell>
          <table:table-cell table:formula="of:=ROUND([.A19]*[.B19]+[.C19];0)" office:value-type="float" office:value="630583" calcext:value-type="float">
            <text:p>630583</text:p>
          </table:table-cell>
        </table:table-row>
        <table:table-row table:style-name="ro1">
          <table:table-cell table:formula="of:=ROUND([.A19]*1.1; 1)" office:value-type="float" office:value="7.4" calcext:value-type="float">
            <text:p>7.4</text:p>
          </table:table-cell>
          <table:table-cell table:formula="of:=[.B19]+[.F19]" office:value-type="float" office:value="81020" calcext:value-type="float">
            <text:p>81020</text:p>
          </table:table-cell>
          <table:table-cell table:formula="of:=[.C19]+[.G19]" office:value-type="float" office:value="87749" calcext:value-type="float">
            <text:p>87749</text:p>
          </table:table-cell>
          <table:table-cell table:formula="of:=ROUND([.B20]+[.C20]/[.A20];0)" office:value-type="float" office:value="92878" calcext:value-type="float">
            <text:p>92878</text:p>
          </table:table-cell>
          <table:table-cell table:formula="of:=ROUND([.D20]*POWER([.A20]/[.$B$4]; [.$B$5]); 0)" office:value-type="float" office:value="78754" calcext:value-type="float">
            <text:p>78754</text:p>
          </table:table-cell>
          <table:table-cell table:formula="of:=[.E20]-[.B20]" office:value-type="float" office:value="-2266" calcext:value-type="float">
            <text:p>-2266</text:p>
          </table:table-cell>
          <table:table-cell table:formula="of:=ROUND(-[.A20]*[.F20]; 0)" office:value-type="float" office:value="16768" calcext:value-type="float">
            <text:p>16768</text:p>
          </table:table-cell>
          <table:table-cell table:formula="of:=ROUND([.A20]*[.B20]+[.C20];0)" office:value-type="float" office:value="687297" calcext:value-type="float">
            <text:p>687297</text:p>
          </table:table-cell>
        </table:table-row>
        <table:table-row table:style-name="ro1">
          <table:table-cell table:formula="of:=ROUND([.A20]*1.1; 1)" office:value-type="float" office:value="8.1" calcext:value-type="float">
            <text:p>8.1</text:p>
          </table:table-cell>
          <table:table-cell table:formula="of:=[.B20]+[.F20]" office:value-type="float" office:value="78754" calcext:value-type="float">
            <text:p>78754</text:p>
          </table:table-cell>
          <table:table-cell table:formula="of:=[.C20]+[.G20]" office:value-type="float" office:value="104517" calcext:value-type="float">
            <text:p>104517</text:p>
          </table:table-cell>
          <table:table-cell table:formula="of:=ROUND([.B21]+[.C21]/[.A21];0)" office:value-type="float" office:value="91657" calcext:value-type="float">
            <text:p>91657</text:p>
          </table:table-cell>
          <table:table-cell table:formula="of:=ROUND([.D21]*POWER([.A21]/[.$B$4]; [.$B$5]); 0)" office:value-type="float" office:value="76659" calcext:value-type="float">
            <text:p>76659</text:p>
          </table:table-cell>
          <table:table-cell table:formula="of:=[.E21]-[.B21]" office:value-type="float" office:value="-2095" calcext:value-type="float">
            <text:p>-2095</text:p>
          </table:table-cell>
          <table:table-cell table:formula="of:=ROUND(-[.A21]*[.F21]; 0)" office:value-type="float" office:value="16970" calcext:value-type="float">
            <text:p>16970</text:p>
          </table:table-cell>
          <table:table-cell table:formula="of:=ROUND([.A21]*[.B21]+[.C21];0)" office:value-type="float" office:value="742424" calcext:value-type="float">
            <text:p>742424</text:p>
          </table:table-cell>
        </table:table-row>
        <table:table-row table:style-name="ro1">
          <table:table-cell table:formula="of:=ROUND([.A21]*1.1; 1)" office:value-type="float" office:value="8.9" calcext:value-type="float">
            <text:p>8.9</text:p>
          </table:table-cell>
          <table:table-cell table:formula="of:=[.B21]+[.F21]" office:value-type="float" office:value="76659" calcext:value-type="float">
            <text:p>76659</text:p>
          </table:table-cell>
          <table:table-cell table:formula="of:=[.C21]+[.G21]" office:value-type="float" office:value="121487" calcext:value-type="float">
            <text:p>121487</text:p>
          </table:table-cell>
          <table:table-cell table:formula="of:=ROUND([.B22]+[.C22]/[.A22];0)" office:value-type="float" office:value="90309" calcext:value-type="float">
            <text:p>90309</text:p>
          </table:table-cell>
          <table:table-cell table:formula="of:=ROUND([.D22]*POWER([.A22]/[.$B$4]; [.$B$5]); 0)" office:value-type="float" office:value="74458" calcext:value-type="float">
            <text:p>74458</text:p>
          </table:table-cell>
          <table:table-cell table:formula="of:=[.E22]-[.B22]" office:value-type="float" office:value="-2201" calcext:value-type="float">
            <text:p>-2201</text:p>
          </table:table-cell>
          <table:table-cell table:formula="of:=ROUND(-[.A22]*[.F22]; 0)" office:value-type="float" office:value="19589" calcext:value-type="float">
            <text:p>19589</text:p>
          </table:table-cell>
          <table:table-cell table:formula="of:=ROUND([.A22]*[.B22]+[.C22];0)" office:value-type="float" office:value="803752" calcext:value-type="float">
            <text:p>803752</text:p>
          </table:table-cell>
        </table:table-row>
        <table:table-row table:style-name="ro1">
          <table:table-cell table:formula="of:=ROUND([.A22]*1.1; 1)" office:value-type="float" office:value="9.8" calcext:value-type="float">
            <text:p>9.8</text:p>
          </table:table-cell>
          <table:table-cell table:formula="of:=[.B22]+[.F22]" office:value-type="float" office:value="74458" calcext:value-type="float">
            <text:p>74458</text:p>
          </table:table-cell>
          <table:table-cell table:formula="of:=[.C22]+[.G22]" office:value-type="float" office:value="141076" calcext:value-type="float">
            <text:p>141076</text:p>
          </table:table-cell>
          <table:table-cell table:formula="of:=ROUND([.B23]+[.C23]/[.A23];0)" office:value-type="float" office:value="88854" calcext:value-type="float">
            <text:p>88854</text:p>
          </table:table-cell>
          <table:table-cell table:formula="of:=ROUND([.D23]*POWER([.A23]/[.$B$4]; [.$B$5]); 0)" office:value-type="float" office:value="72193" calcext:value-type="float">
            <text:p>72193</text:p>
          </table:table-cell>
          <table:table-cell table:formula="of:=[.E23]-[.B23]" office:value-type="float" office:value="-2265" calcext:value-type="float">
            <text:p>-2265</text:p>
          </table:table-cell>
          <table:table-cell table:formula="of:=ROUND(-[.A23]*[.F23]; 0)" office:value-type="float" office:value="22197" calcext:value-type="float">
            <text:p>22197</text:p>
          </table:table-cell>
          <table:table-cell table:formula="of:=ROUND([.A23]*[.B23]+[.C23];0)" office:value-type="float" office:value="870764" calcext:value-type="float">
            <text:p>870764</text:p>
          </table:table-cell>
        </table:table-row>
        <table:table-row table:style-name="ro1">
          <table:table-cell table:formula="of:=ROUND([.A23]*1.1; 1)" office:value-type="float" office:value="10.8" calcext:value-type="float">
            <text:p>10.8</text:p>
          </table:table-cell>
          <table:table-cell table:formula="of:=[.B23]+[.F23]" office:value-type="float" office:value="72193" calcext:value-type="float">
            <text:p>72193</text:p>
          </table:table-cell>
          <table:table-cell table:formula="of:=[.C23]+[.G23]" office:value-type="float" office:value="163273" calcext:value-type="float">
            <text:p>163273</text:p>
          </table:table-cell>
          <table:table-cell table:formula="of:=ROUND([.B24]+[.C24]/[.A24];0)" office:value-type="float" office:value="87311" calcext:value-type="float">
            <text:p>87311</text:p>
          </table:table-cell>
          <table:table-cell table:formula="of:=ROUND([.D24]*POWER([.A24]/[.$B$4]; [.$B$5]); 0)" office:value-type="float" office:value="69899" calcext:value-type="float">
            <text:p>69899</text:p>
          </table:table-cell>
          <table:table-cell table:formula="of:=[.E24]-[.B24]" office:value-type="float" office:value="-2294" calcext:value-type="float">
            <text:p>-2294</text:p>
          </table:table-cell>
          <table:table-cell table:formula="of:=ROUND(-[.A24]*[.F24]; 0)" office:value-type="float" office:value="24775" calcext:value-type="float">
            <text:p>24775</text:p>
          </table:table-cell>
          <table:table-cell table:formula="of:=ROUND([.A24]*[.B24]+[.C24];0)" office:value-type="float" office:value="942957" calcext:value-type="float">
            <text:p>942957</text:p>
          </table:table-cell>
        </table:table-row>
        <table:table-row table:style-name="ro1">
          <table:table-cell table:formula="of:=ROUND([.A24]*1.1; 1)" office:value-type="float" office:value="11.9" calcext:value-type="float">
            <text:p>11.9</text:p>
          </table:table-cell>
          <table:table-cell table:formula="of:=[.B24]+[.F24]" office:value-type="float" office:value="69899" calcext:value-type="float">
            <text:p>69899</text:p>
          </table:table-cell>
          <table:table-cell table:formula="of:=[.C24]+[.G24]" office:value-type="float" office:value="188048" calcext:value-type="float">
            <text:p>188048</text:p>
          </table:table-cell>
          <table:table-cell table:formula="of:=ROUND([.B25]+[.C25]/[.A25];0)" office:value-type="float" office:value="85701" calcext:value-type="float">
            <text:p>85701</text:p>
          </table:table-cell>
          <table:table-cell table:formula="of:=ROUND([.D25]*POWER([.A25]/[.$B$4]; [.$B$5]); 0)" office:value-type="float" office:value="67606" calcext:value-type="float">
            <text:p>67606</text:p>
          </table:table-cell>
          <table:table-cell table:formula="of:=[.E25]-[.B25]" office:value-type="float" office:value="-2293" calcext:value-type="float">
            <text:p>-2293</text:p>
          </table:table-cell>
          <table:table-cell table:formula="of:=ROUND(-[.A25]*[.F25]; 0)" office:value-type="float" office:value="27287" calcext:value-type="float">
            <text:p>27287</text:p>
          </table:table-cell>
          <table:table-cell table:formula="of:=ROUND([.A25]*[.B25]+[.C25];0)" office:value-type="float" office:value="1019846" calcext:value-type="float">
            <text:p>1019846</text:p>
          </table:table-cell>
        </table:table-row>
        <table:table-row table:style-name="ro1">
          <table:table-cell table:formula="of:=ROUND([.A25]*1.1; 1)" office:value-type="float" office:value="13.1" calcext:value-type="float">
            <text:p>13.1</text:p>
          </table:table-cell>
          <table:table-cell table:formula="of:=[.B25]+[.F25]" office:value-type="float" office:value="67606" calcext:value-type="float">
            <text:p>67606</text:p>
          </table:table-cell>
          <table:table-cell table:formula="of:=[.C25]+[.G25]" office:value-type="float" office:value="215335" calcext:value-type="float">
            <text:p>215335</text:p>
          </table:table-cell>
          <table:table-cell table:formula="of:=ROUND([.B26]+[.C26]/[.A26];0)" office:value-type="float" office:value="84044" calcext:value-type="float">
            <text:p>84044</text:p>
          </table:table-cell>
          <table:table-cell table:formula="of:=ROUND([.D26]*POWER([.A26]/[.$B$4]; [.$B$5]); 0)" office:value-type="float" office:value="65338" calcext:value-type="float">
            <text:p>65338</text:p>
          </table:table-cell>
          <table:table-cell table:formula="of:=[.E26]-[.B26]" office:value-type="float" office:value="-2268" calcext:value-type="float">
            <text:p>-2268</text:p>
          </table:table-cell>
          <table:table-cell table:formula="of:=ROUND(-[.A26]*[.F26]; 0)" office:value-type="float" office:value="29711" calcext:value-type="float">
            <text:p>29711</text:p>
          </table:table-cell>
          <table:table-cell table:formula="of:=ROUND([.A26]*[.B26]+[.C26];0)" office:value-type="float" office:value="1100974" calcext:value-type="float">
            <text:p>1100974</text:p>
          </table:table-cell>
        </table:table-row>
        <table:table-row table:style-name="ro1">
          <table:table-cell table:formula="of:=ROUND([.A26]*1.1; 1)" office:value-type="float" office:value="14.4" calcext:value-type="float">
            <text:p>14.4</text:p>
          </table:table-cell>
          <table:table-cell table:formula="of:=[.B26]+[.F26]" office:value-type="float" office:value="65338" calcext:value-type="float">
            <text:p>65338</text:p>
          </table:table-cell>
          <table:table-cell table:formula="of:=[.C26]+[.G26]" office:value-type="float" office:value="245046" calcext:value-type="float">
            <text:p>245046</text:p>
          </table:table-cell>
          <table:table-cell table:formula="of:=ROUND([.B27]+[.C27]/[.A27];0)" office:value-type="float" office:value="82355" calcext:value-type="float">
            <text:p>82355</text:p>
          </table:table-cell>
          <table:table-cell table:formula="of:=ROUND([.D27]*POWER([.A27]/[.$B$4]; [.$B$5]); 0)" office:value-type="float" office:value="63111" calcext:value-type="float">
            <text:p>63111</text:p>
          </table:table-cell>
          <table:table-cell table:formula="of:=[.E27]-[.B27]" office:value-type="float" office:value="-2227" calcext:value-type="float">
            <text:p>-2227</text:p>
          </table:table-cell>
          <table:table-cell table:formula="of:=ROUND(-[.A27]*[.F27]; 0)" office:value-type="float" office:value="32069" calcext:value-type="float">
            <text:p>32069</text:p>
          </table:table-cell>
          <table:table-cell table:formula="of:=ROUND([.A27]*[.B27]+[.C27];0)" office:value-type="float" office:value="1185913" calcext:value-type="float">
            <text:p>1185913</text:p>
          </table:table-cell>
        </table:table-row>
        <table:table-row table:style-name="ro1">
          <table:table-cell table:formula="of:=ROUND([.A27]*1.1; 1)" office:value-type="float" office:value="15.8" calcext:value-type="float">
            <text:p>15.8</text:p>
          </table:table-cell>
          <table:table-cell table:formula="of:=[.B27]+[.F27]" office:value-type="float" office:value="63111" calcext:value-type="float">
            <text:p>63111</text:p>
          </table:table-cell>
          <table:table-cell table:formula="of:=[.C27]+[.G27]" office:value-type="float" office:value="277115" calcext:value-type="float">
            <text:p>277115</text:p>
          </table:table-cell>
          <table:table-cell table:formula="of:=ROUND([.B28]+[.C28]/[.A28];0)" office:value-type="float" office:value="80650" calcext:value-type="float">
            <text:p>80650</text:p>
          </table:table-cell>
          <table:table-cell table:formula="of:=ROUND([.D28]*POWER([.A28]/[.$B$4]; [.$B$5]); 0)" office:value-type="float" office:value="60939" calcext:value-type="float">
            <text:p>60939</text:p>
          </table:table-cell>
          <table:table-cell table:formula="of:=[.E28]-[.B28]" office:value-type="float" office:value="-2172" calcext:value-type="float">
            <text:p>-2172</text:p>
          </table:table-cell>
          <table:table-cell table:formula="of:=ROUND(-[.A28]*[.F28]; 0)" office:value-type="float" office:value="34318" calcext:value-type="float">
            <text:p>34318</text:p>
          </table:table-cell>
          <table:table-cell table:formula="of:=ROUND([.A28]*[.B28]+[.C28];0)" office:value-type="float" office:value="1274269" calcext:value-type="float">
            <text:p>1274269</text:p>
          </table:table-cell>
        </table:table-row>
        <table:table-row table:style-name="ro1">
          <table:table-cell table:formula="of:=ROUND([.A28]*1.1; 1)" office:value-type="float" office:value="17.4" calcext:value-type="float">
            <text:p>17.4</text:p>
          </table:table-cell>
          <table:table-cell table:formula="of:=[.B28]+[.F28]" office:value-type="float" office:value="60939" calcext:value-type="float">
            <text:p>60939</text:p>
          </table:table-cell>
          <table:table-cell table:formula="of:=[.C28]+[.G28]" office:value-type="float" office:value="311433" calcext:value-type="float">
            <text:p>311433</text:p>
          </table:table-cell>
          <table:table-cell table:formula="of:=ROUND([.B29]+[.C29]/[.A29];0)" office:value-type="float" office:value="78837" calcext:value-type="float">
            <text:p>78837</text:p>
          </table:table-cell>
          <table:table-cell table:formula="of:=ROUND([.D29]*POWER([.A29]/[.$B$4]; [.$B$5]); 0)" office:value-type="float" office:value="58702" calcext:value-type="float">
            <text:p>58702</text:p>
          </table:table-cell>
          <table:table-cell table:formula="of:=[.E29]-[.B29]" office:value-type="float" office:value="-2237" calcext:value-type="float">
            <text:p>-2237</text:p>
          </table:table-cell>
          <table:table-cell table:formula="of:=ROUND(-[.A29]*[.F29]; 0)" office:value-type="float" office:value="38924" calcext:value-type="float">
            <text:p>38924</text:p>
          </table:table-cell>
          <table:table-cell table:formula="of:=ROUND([.A29]*[.B29]+[.C29];0)" office:value-type="float" office:value="1371772" calcext:value-type="float">
            <text:p>1371772</text:p>
          </table:table-cell>
        </table:table-row>
        <table:table-row table:style-name="ro1">
          <table:table-cell table:formula="of:=ROUND([.A29]*1.1; 1)" office:value-type="float" office:value="19.1" calcext:value-type="float">
            <text:p>19.1</text:p>
          </table:table-cell>
          <table:table-cell table:formula="of:=[.B29]+[.F29]" office:value-type="float" office:value="58702" calcext:value-type="float">
            <text:p>58702</text:p>
          </table:table-cell>
          <table:table-cell table:formula="of:=[.C29]+[.G29]" office:value-type="float" office:value="350357" calcext:value-type="float">
            <text:p>350357</text:p>
          </table:table-cell>
          <table:table-cell table:formula="of:=ROUND([.B30]+[.C30]/[.A30];0)" office:value-type="float" office:value="77045" calcext:value-type="float">
            <text:p>77045</text:p>
          </table:table-cell>
          <table:table-cell table:formula="of:=ROUND([.D30]*POWER([.A30]/[.$B$4]; [.$B$5]); 0)" office:value-type="float" office:value="56560" calcext:value-type="float">
            <text:p>56560</text:p>
          </table:table-cell>
          <table:table-cell table:formula="of:=[.E30]-[.B30]" office:value-type="float" office:value="-2142" calcext:value-type="float">
            <text:p>-2142</text:p>
          </table:table-cell>
          <table:table-cell table:formula="of:=ROUND(-[.A30]*[.F30]; 0)" office:value-type="float" office:value="40912" calcext:value-type="float">
            <text:p>40912</text:p>
          </table:table-cell>
          <table:table-cell table:formula="of:=ROUND([.A30]*[.B30]+[.C30];0)" office:value-type="float" office:value="1471565" calcext:value-type="float">
            <text:p>1471565</text:p>
          </table:table-cell>
        </table:table-row>
        <table:table-row table:style-name="ro1">
          <table:table-cell table:formula="of:=ROUND([.A30]*1.1; 1)" office:value-type="float" office:value="21" calcext:value-type="float">
            <text:p>21</text:p>
          </table:table-cell>
          <table:table-cell table:formula="of:=[.B30]+[.F30]" office:value-type="float" office:value="56560" calcext:value-type="float">
            <text:p>56560</text:p>
          </table:table-cell>
          <table:table-cell table:formula="of:=[.C30]+[.G30]" office:value-type="float" office:value="391269" calcext:value-type="float">
            <text:p>391269</text:p>
          </table:table-cell>
          <table:table-cell table:formula="of:=ROUND([.B31]+[.C31]/[.A31];0)" office:value-type="float" office:value="75192" calcext:value-type="float">
            <text:p>75192</text:p>
          </table:table-cell>
          <table:table-cell table:formula="of:=ROUND([.D31]*POWER([.A31]/[.$B$4]; [.$B$5]); 0)" office:value-type="float" office:value="54410" calcext:value-type="float">
            <text:p>54410</text:p>
          </table:table-cell>
          <table:table-cell table:formula="of:=[.E31]-[.B31]" office:value-type="float" office:value="-2150" calcext:value-type="float">
            <text:p>-2150</text:p>
          </table:table-cell>
          <table:table-cell table:formula="of:=ROUND(-[.A31]*[.F31]; 0)" office:value-type="float" office:value="45150" calcext:value-type="float">
            <text:p>45150</text:p>
          </table:table-cell>
          <table:table-cell table:formula="of:=ROUND([.A31]*[.B31]+[.C31];0)" office:value-type="float" office:value="1579029" calcext:value-type="float">
            <text:p>1579029</text:p>
          </table:table-cell>
        </table:table-row>
        <table:table-row table:style-name="ro1">
          <table:table-cell table:formula="of:=ROUND([.A31]*1.1; 1)" office:value-type="float" office:value="23.1" calcext:value-type="float">
            <text:p>23.1</text:p>
          </table:table-cell>
          <table:table-cell table:formula="of:=[.B31]+[.F31]" office:value-type="float" office:value="54410" calcext:value-type="float">
            <text:p>54410</text:p>
          </table:table-cell>
          <table:table-cell table:formula="of:=[.C31]+[.G31]" office:value-type="float" office:value="436419" calcext:value-type="float">
            <text:p>436419</text:p>
          </table:table-cell>
          <table:table-cell table:formula="of:=ROUND([.B32]+[.C32]/[.A32];0)" office:value-type="float" office:value="73303" calcext:value-type="float">
            <text:p>73303</text:p>
          </table:table-cell>
          <table:table-cell table:formula="of:=ROUND([.D32]*POWER([.A32]/[.$B$4]; [.$B$5]); 0)" office:value-type="float" office:value="52280" calcext:value-type="float">
            <text:p>52280</text:p>
          </table:table-cell>
          <table:table-cell table:formula="of:=[.E32]-[.B32]" office:value-type="float" office:value="-2130" calcext:value-type="float">
            <text:p>-2130</text:p>
          </table:table-cell>
          <table:table-cell table:formula="of:=ROUND(-[.A32]*[.F32]; 0)" office:value-type="float" office:value="49203" calcext:value-type="float">
            <text:p>49203</text:p>
          </table:table-cell>
          <table:table-cell table:formula="of:=ROUND([.A32]*[.B32]+[.C32];0)" office:value-type="float" office:value="1693290" calcext:value-type="float">
            <text:p>1693290</text:p>
          </table:table-cell>
        </table:table-row>
        <table:table-row table:style-name="ro1">
          <table:table-cell table:formula="of:=ROUND([.A32]*1.1; 1)" office:value-type="float" office:value="25.4" calcext:value-type="float">
            <text:p>25.4</text:p>
          </table:table-cell>
          <table:table-cell table:formula="of:=[.B32]+[.F32]" office:value-type="float" office:value="52280" calcext:value-type="float">
            <text:p>52280</text:p>
          </table:table-cell>
          <table:table-cell table:formula="of:=[.C32]+[.G32]" office:value-type="float" office:value="485622" calcext:value-type="float">
            <text:p>485622</text:p>
          </table:table-cell>
          <table:table-cell table:formula="of:=ROUND([.B33]+[.C33]/[.A33];0)" office:value-type="float" office:value="71399" calcext:value-type="float">
            <text:p>71399</text:p>
          </table:table-cell>
          <table:table-cell table:formula="of:=ROUND([.D33]*POWER([.A33]/[.$B$4]; [.$B$5]); 0)" office:value-type="float" office:value="50193" calcext:value-type="float">
            <text:p>50193</text:p>
          </table:table-cell>
          <table:table-cell table:formula="of:=[.E33]-[.B33]" office:value-type="float" office:value="-2087" calcext:value-type="float">
            <text:p>-2087</text:p>
          </table:table-cell>
          <table:table-cell table:formula="of:=ROUND(-[.A33]*[.F33]; 0)" office:value-type="float" office:value="53010" calcext:value-type="float">
            <text:p>53010</text:p>
          </table:table-cell>
          <table:table-cell table:formula="of:=ROUND([.A33]*[.B33]+[.C33];0)" office:value-type="float" office:value="1813534" calcext:value-type="float">
            <text:p>1813534</text:p>
          </table:table-cell>
        </table:table-row>
        <table:table-row table:style-name="ro1">
          <table:table-cell table:formula="of:=ROUND([.A33]*1.1; 1)" office:value-type="float" office:value="27.9" calcext:value-type="float">
            <text:p>27.9</text:p>
          </table:table-cell>
          <table:table-cell table:formula="of:=[.B33]+[.F33]" office:value-type="float" office:value="50193" calcext:value-type="float">
            <text:p>50193</text:p>
          </table:table-cell>
          <table:table-cell table:formula="of:=[.C33]+[.G33]" office:value-type="float" office:value="538632" calcext:value-type="float">
            <text:p>538632</text:p>
          </table:table-cell>
          <table:table-cell table:formula="of:=ROUND([.B34]+[.C34]/[.A34];0)" office:value-type="float" office:value="69499" calcext:value-type="float">
            <text:p>69499</text:p>
          </table:table-cell>
          <table:table-cell table:formula="of:=ROUND([.D34]*POWER([.A34]/[.$B$4]; [.$B$5]); 0)" office:value-type="float" office:value="48165" calcext:value-type="float">
            <text:p>48165</text:p>
          </table:table-cell>
          <table:table-cell table:formula="of:=[.E34]-[.B34]" office:value-type="float" office:value="-2028" calcext:value-type="float">
            <text:p>-2028</text:p>
          </table:table-cell>
          <table:table-cell table:formula="of:=ROUND(-[.A34]*[.F34]; 0)" office:value-type="float" office:value="56581" calcext:value-type="float">
            <text:p>56581</text:p>
          </table:table-cell>
          <table:table-cell table:formula="of:=ROUND([.A34]*[.B34]+[.C34];0)" office:value-type="float" office:value="1939017" calcext:value-type="float">
            <text:p>1939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1:30:04.038547822</meta:creation-date>
    <dc:date>2017-06-07T12:24:22.326077499</dc:date>
    <meta:editing-duration>PT3M35S</meta:editing-duration>
    <meta:editing-cycles>3</meta:editing-cycles>
    <meta:generator>LibreOffice/5.1.6.2$Linux_X86_64 LibreOffice_project/10m0$Build-2</meta:generator>
    <meta:document-statistic meta:table-count="1" meta:cell-count="225" meta:object-count="0"/>
  </office:meta>
</office:document-meta>
</file>